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crose = glucose + fructose</text:p>
      <text:p text:style-name="Standard">1 calorie = amount of energy required to raise the temperature of 1g of H<text:span text:style-name="T1">2</text:span><text:span text:style-name="T2">O by 1° C</text:span></text:p>
      <text:p text:style-name="Standard">1000 calories = 1 kcal(kilo calories) = 1 Cal.(capital c is important)</text:p>
      <text:p text:style-name="Standard">Lipids are a diverse group of hydrophobic molecules</text:p>
      <text:p text:style-name="Standard">At room temperature, the molecules of an unsaturated fat cannot pack together closely enough to solidify because of the kinks in some of their fatty acid hydrocarbon chains.</text:p>
      <text:p text:style-name="Standard">Hydrogenation – Adding hydrogen to get rid of double bonds</text:p>
      <text:p text:style-name="Standard">Omega 3/6 – Last bond in chain and count back <text:span text:style-name="T3">n</text:span><text:span text:style-name="T4"> bonds, that bond is a double bond</text:span></text:p>
      <text:p text:style-name="Standard"><text:span text:style-name="T4">Phospholipid bilayer - structure of all biological membranes</text:span></text:p>
      <text:p text:style-name="Standard"><text:span text:style-name="T4">Shape is key to protein function.</text:span></text:p>
      <text:p text:style-name="Standard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10-04T10:13:14.70</meta:creation-date>
    <meta:generator>OpenOffice/4.1.3$Win32 OpenOffice.org_project/413m1$Build-9783</meta:generator>
    <dc:date>2017-10-04T14:10:55.67</dc:date>
    <dc:creator>Timothy Cayer</dc:creator>
    <meta:editing-duration>PT3H57M40S</meta:editing-duration>
    <meta:editing-cycles>3</meta:editing-cycles>
    <meta:document-statistic meta:table-count="0" meta:image-count="0" meta:object-count="0" meta:page-count="1" meta:paragraph-count="9" meta:word-count="113" meta:character-count="637"/>
  </office:meta>
</office:document-meta>
</file>